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atCmdHandler.onCommand( POP3Session ses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tCmdHandler.doSTAT( POP3Session session , String argumen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31">
            <text:p text:style-name="Table_20_Contents">3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